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b760f0">
      <style:table-properties style:width="6.692in" table:align="margins"/>
    </style:style>
    <style:style style:family="table-column" style:name="a577daa"/>
  </office:automatic-styles>
  <office:body>
    <office:spreadsheet>
      <table:table table:name="Seite 1" table:style-name="ab760f0">
        <table:table-column table:number-columns-repeated="5" table:style-name="a577daa"/>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Oben links" office:value-type="string">
            <text:p>Oben links</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 office:value-type="string">
            <text:p/>
          </table:table-cell>
          <table:table-cell office:string-value="" office:value-type="string">
            <text:p/>
          </table:table-cell>
          <table:table-cell office:string-value="mitte" office:value-type="string">
            <text:p>mitte</text:p>
          </table:table-cell>
          <table:table-cell office:string-value="" office:value-type="string">
            <text:p/>
          </table:table-cell>
          <table:table-cell office:string-value="" office:value-type="string">
            <text:p/>
          </table:table-cell>
        </table:table-row>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Unten rechts" office:value-type="string">
            <text:p>Unten rechts</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georf</dc:creator>
    <dc:date>2018-10-08T12:16:34</dc:date>
    <meta:editing-cycles>1</meta:editing-cycles>
    <meta:editing-duration>PT1.053S</meta:editing-duration>
    <meta:initial-creator>georf</meta:initial-creator>
    <meta:creation-date>2018-10-08T12:16:33</meta:creation-date>
    <dc:language>de</dc:language>
  </office:meta>
</office:document-meta>
</file>